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table:number-columns-repeated="3"/>
        </table:table-row>
        <table:table-row table:style-name="ro1">
          <table:table-cell office:value-type="float" office:value="-105.185485098686" calcext:value-type="float">
            <text:p>-105.1854850987</text:p>
          </table:table-cell>
          <table:table-cell office:value-type="float" office:value="40.0905856626686" calcext:value-type="float">
            <text:p>40.0905856627</text:p>
          </table:table-cell>
          <table:table-cell table:formula="of:=RADIANS([.A2]-[.$A$2])/COS(RADIANS([.$B$2]))*[.$G$2]" office:value-type="float" office:value="0" calcext:value-type="float">
            <text:p>0</text:p>
          </table:table-cell>
          <table:table-cell table:formula="of:=RADIANS([.B2]-[.$B$2])*[.$G$2]" office:value-type="float" office:value="0" calcext:value-type="float">
            <text:p>0</text:p>
          </table:table-cell>
          <table:table-cell table:formula="of:=CONCATENATE(&quot;{&quot;;TEXT([.C2];&quot;_-??0.00;-??0.00&quot;);&quot;,&quot;;TEXT([.D2];&quot;_-??0.00;-??0.00&quot;);&quot;},&quot;)" office:value-type="string" office:string-value="{   0.00,   0.00}," calcext:value-type="string">
            <text:p>{ <text:s text:c="2"/>0.00, <text:s text:c="2"/>0.00},</text:p>
          </table:table-cell>
          <table:table-cell office:value-type="string" calcext:value-type="string">
            <text:p>re</text:p>
          </table:table-cell>
          <table:table-cell office:value-type="float" office:value="6378137" calcext:value-type="float">
            <text:p>6378137</text:p>
          </table:table-cell>
        </table:table-row>
        <table:table-row table:style-name="ro1">
          <table:table-cell office:value-type="float" office:value="-105.185795348166" calcext:value-type="float">
            <text:p>-105.1857953482</text:p>
          </table:table-cell>
          <table:table-cell office:value-type="float" office:value="40.0907817627849" calcext:value-type="float">
            <text:p>40.0907817628</text:p>
          </table:table-cell>
          <table:table-cell table:formula="of:=RADIANS([.A3]-[.$A$2])/COS(RADIANS([.$B$2]))*[.$G$2]" office:value-type="float" office:value="-45.1445554692141" calcext:value-type="float">
            <text:p>-45.1445554692</text:p>
          </table:table-cell>
          <table:table-cell table:formula="of:=RADIANS([.B3]-[.$B$2])*[.$G$2]" office:value-type="float" office:value="21.8297650931931" calcext:value-type="float">
            <text:p>21.8297650932</text:p>
          </table:table-cell>
          <table:table-cell table:formula="of:=CONCATENATE(&quot;{&quot;;TEXT([.C3];&quot;_-??0.00;-??0.00&quot;);&quot;,&quot;;TEXT([.D3];&quot;_-??0.00;-??0.00&quot;);&quot;},&quot;)" office:value-type="string" office:string-value="{- 45.14,  21.83}," calcext:value-type="string">
            <text:p>{- 45.14, <text:s/>21.83},</text:p>
          </table:table-cell>
          <table:table-cell table:number-columns-repeated="2"/>
        </table:table-row>
        <table:table-row table:style-name="ro1">
          <table:table-cell office:value-type="float" office:value="-105.185714377266" calcext:value-type="float">
            <text:p>-105.1857143773</text:p>
          </table:table-cell>
          <table:table-cell office:value-type="float" office:value="40.0908601337863" calcext:value-type="float">
            <text:p>40.0908601338</text:p>
          </table:table-cell>
          <table:table-cell table:formula="of:=RADIANS([.A4]-[.$A$2])/COS(RADIANS([.$B$2]))*[.$G$2]" office:value-type="float" office:value="-33.3624397309999" calcext:value-type="float">
            <text:p>-33.362439731</text:p>
          </table:table-cell>
          <table:table-cell table:formula="of:=RADIANS([.B4]-[.$B$2])*[.$G$2]" office:value-type="float" office:value="30.5539850660119" calcext:value-type="float">
            <text:p>30.553985066</text:p>
          </table:table-cell>
          <table:table-cell table:formula="of:=CONCATENATE(&quot;{&quot;;TEXT([.C4];&quot;_-??0.00;-??0.00&quot;);&quot;,&quot;;TEXT([.D4];&quot;_-??0.00;-??0.00&quot;);&quot;},&quot;)" office:value-type="string" office:string-value="{- 33.36,  30.55}," calcext:value-type="string">
            <text:p>{- 33.36, <text:s/>30.55},</text:p>
          </table:table-cell>
          <table:table-cell table:number-columns-repeated="2"/>
        </table:table-row>
        <table:table-row table:style-name="ro1">
          <table:table-cell office:value-type="float" office:value="-105.185481652957" calcext:value-type="float">
            <text:p>-105.185481653</text:p>
          </table:table-cell>
          <table:table-cell office:value-type="float" office:value="40.0907142848852" calcext:value-type="float">
            <text:p>40.0907142849</text:p>
          </table:table-cell>
          <table:table-cell table:formula="of:=RADIANS([.A5]-[.$A$2])/COS(RADIANS([.$B$2]))*[.$G$2]" office:value-type="float" office:value="0.501389734613679" calcext:value-type="float">
            <text:p>0.5013897346</text:p>
          </table:table-cell>
          <table:table-cell table:formula="of:=RADIANS([.B5]-[.$B$2])*[.$G$2]" office:value-type="float" office:value="14.3181596621676" calcext:value-type="float">
            <text:p>14.3181596622</text:p>
          </table:table-cell>
          <table:table-cell table:formula="of:=CONCATENATE(&quot;{&quot;;TEXT([.C5];&quot;_-??0.00;-??0.00&quot;);&quot;,&quot;;TEXT([.D5];&quot;_-??0.00;-??0.00&quot;);&quot;},&quot;)" office:value-type="string" office:string-value="{   0.50,  14.32}," calcext:value-type="string">
            <text:p>{ <text:s text:c="2"/>0.50, <text:s/>14.32},</text:p>
          </table:table-cell>
          <table:table-cell table:number-columns-repeated="2"/>
        </table:table-row>
        <table:table-row table:style-name="ro1">
          <table:table-cell office:value-type="float" office:value="-105.185347504362" calcext:value-type="float">
            <text:p>-105.1853475044</text:p>
          </table:table-cell>
          <table:table-cell office:value-type="float" office:value="40.0908436712682" calcext:value-type="float">
            <text:p>40.0908436713</text:p>
          </table:table-cell>
          <table:table-cell table:formula="of:=RADIANS([.A6]-[.$A$2])/COS(RADIANS([.$B$2]))*[.$G$2]" office:value-type="float" office:value="20.0214182413503" calcext:value-type="float">
            <text:p>20.0214182414</text:p>
          </table:table-cell>
          <table:table-cell table:formula="of:=RADIANS([.B6]-[.$B$2])*[.$G$2]" office:value-type="float" office:value="28.7213859310959" calcext:value-type="float">
            <text:p>28.7213859311</text:p>
          </table:table-cell>
          <table:table-cell table:formula="of:=CONCATENATE(&quot;{&quot;;TEXT([.C6];&quot;_-??0.00;-??0.00&quot;);&quot;,&quot;;TEXT([.D6];&quot;_-??0.00;-??0.00&quot;);&quot;},&quot;)" office:value-type="string" office:string-value="{  20.02,  28.72}," calcext:value-type="string">
            <text:p>{ <text:s/>20.02, <text:s/>28.72},</text:p>
          </table:table-cell>
          <table:table-cell table:number-columns-repeated="2"/>
        </table:table-row>
        <table:table-row table:style-name="ro1">
          <table:table-cell office:value-type="float" office:value="-105.185205334255" calcext:value-type="float">
            <text:p>-105.1852053343</text:p>
          </table:table-cell>
          <table:table-cell office:value-type="float" office:value="40.0907598510022" calcext:value-type="float">
            <text:p>40.090759851</text:p>
          </table:table-cell>
          <table:table-cell table:formula="of:=RADIANS([.A7]-[.$A$2])/COS(RADIANS([.$B$2]))*[.$G$2]" office:value-type="float" office:value="40.7086609328915" calcext:value-type="float">
            <text:p>40.7086609329</text:p>
          </table:table-cell>
          <table:table-cell table:formula="of:=RADIANS([.B7]-[.$B$2])*[.$G$2]" office:value-type="float" office:value="19.3905565979557" calcext:value-type="float">
            <text:p>19.390556598</text:p>
          </table:table-cell>
          <table:table-cell table:formula="of:=CONCATENATE(&quot;{&quot;;TEXT([.C7];&quot;_-??0.00;-??0.00&quot;);&quot;,&quot;;TEXT([.D7];&quot;_-??0.00;-??0.00&quot;);&quot;},&quot;)" office:value-type="string" office:string-value="{  40.71,  19.39}," calcext:value-type="string">
            <text:p>{ <text:s/>40.71, <text:s/>19.39},</text:p>
          </table:table-cell>
          <table:table-cell table:number-columns-repeated="2"/>
        </table:table-row>
        <table:table-row table:style-name="ro1">
          <table:table-cell office:value-type="float" office:value="-105.185371232209" calcext:value-type="float">
            <text:p>-105.1853712322</text:p>
          </table:table-cell>
          <table:table-cell office:value-type="float" office:value="40.0906105657779" calcext:value-type="float">
            <text:p>40.0906105658</text:p>
          </table:table-cell>
          <table:table-cell table:formula="of:=RADIANS([.A8]-[.$A$2])/COS(RADIANS([.$B$2]))*[.$G$2]" office:value-type="float" office:value="16.5687674719453" calcext:value-type="float">
            <text:p>16.5687674719</text:p>
          </table:table-cell>
          <table:table-cell table:formula="of:=RADIANS([.B8]-[.$B$2])*[.$G$2]" office:value-type="float" office:value="2.77220145030501" calcext:value-type="float">
            <text:p>2.7722014503</text:p>
          </table:table-cell>
          <table:table-cell table:formula="of:=CONCATENATE(&quot;{&quot;;TEXT([.C8];&quot;_-??0.00;-??0.00&quot;);&quot;,&quot;;TEXT([.D8];&quot;_-??0.00;-??0.00&quot;);&quot;},&quot;)" office:value-type="string" office:string-value="{  16.57,   2.77}," calcext:value-type="string">
            <text:p>{ <text:s/>16.57, <text:s text:c="2"/>2.77},</text:p>
          </table:table-cell>
          <table:table-cell table:number-columns-repeated="2"/>
        </table:table-row>
        <table:table-row table:style-name="ro1">
          <table:table-cell office:value-type="float" office:value="-105.185411817144" calcext:value-type="float">
            <text:p>-105.1854118171</text:p>
          </table:table-cell>
          <table:table-cell office:value-type="float" office:value="40.090635659445" calcext:value-type="float">
            <text:p>40.0906356594</text:p>
          </table:table-cell>
          <table:table-cell table:formula="of:=RADIANS([.A9]-[.$A$2])/COS(RADIANS([.$B$2]))*[.$G$2]" office:value-type="float" office:value="10.6632334902055" calcext:value-type="float">
            <text:p>10.6632334902</text:p>
          </table:table-cell>
          <table:table-cell table:formula="of:=RADIANS([.B9]-[.$B$2])*[.$G$2]" office:value-type="float" office:value="5.56561569774733" calcext:value-type="float">
            <text:p>5.5656156977</text:p>
          </table:table-cell>
          <table:table-cell table:formula="of:=CONCATENATE(&quot;{&quot;;TEXT([.C9];&quot;_-??0.00;-??0.00&quot;);&quot;,&quot;;TEXT([.D9];&quot;_-??0.00;-??0.00&quot;);&quot;},&quot;)" office:value-type="string" office:string-value="{  10.66,   5.57}," calcext:value-type="string">
            <text:p>{ <text:s/>10.66, <text:s text:c="2"/>5.57},</text:p>
          </table:table-cell>
          <table:table-cell table:number-columns-repeated="2"/>
        </table:table-row>
        <table:table-row table:style-name="ro1">
          <table:table-cell office:value-type="float" office:value="-105.185445645119" calcext:value-type="float">
            <text:p>-105.1854456451</text:p>
          </table:table-cell>
          <table:table-cell office:value-type="float" office:value="40.0906080644354" calcext:value-type="float">
            <text:p>40.0906080644</text:p>
          </table:table-cell>
          <table:table-cell table:formula="of:=RADIANS([.A10]-[.$A$2])/COS(RADIANS([.$B$2]))*[.$G$2]" office:value-type="float" office:value="5.74090800443245" calcext:value-type="float">
            <text:p>5.7409080044</text:p>
          </table:table-cell>
          <table:table-cell table:formula="of:=RADIANS([.B10]-[.$B$2])*[.$G$2]" office:value-type="float" office:value="2.49375327134209" calcext:value-type="float">
            <text:p>2.4937532713</text:p>
          </table:table-cell>
          <table:table-cell table:formula="of:=CONCATENATE(&quot;{&quot;;TEXT([.C10];&quot;_-??0.00;-??0.00&quot;);&quot;,&quot;;TEXT([.D10];&quot;_-??0.00;-??0.00&quot;);&quot;},&quot;)" office:value-type="string" office:string-value="{   5.74,   2.49}," calcext:value-type="string">
            <text:p>{ <text:s text:c="2"/>5.74, <text:s text:c="2"/>2.49},</text:p>
          </table:table-cell>
          <table:table-cell table:number-columns-repeated="2"/>
        </table:table-row>
        <table:table-row table:style-name="ro1">
          <table:table-cell office:value-type="float" office:value="-105.185403943113" calcext:value-type="float">
            <text:p>-105.1854039431</text:p>
          </table:table-cell>
          <table:table-cell office:value-type="float" office:value="40.0905846929612" calcext:value-type="float">
            <text:p>40.090584693</text:p>
          </table:table-cell>
          <table:table-cell table:formula="of:=RADIANS([.A11]-[.$A$2])/COS(RADIANS([.$B$2]))*[.$G$2]" office:value-type="float" office:value="11.8089876701005" calcext:value-type="float">
            <text:p>11.8089876701</text:p>
          </table:table-cell>
          <table:table-cell table:formula="of:=RADIANS([.B11]-[.$B$2])*[.$G$2]" office:value-type="float" office:value="-0.107947328516439" calcext:value-type="float">
            <text:p>-0.1079473285</text:p>
          </table:table-cell>
          <table:table-cell table:formula="of:=CONCATENATE(&quot;{&quot;;TEXT([.C11];&quot;_-??0.00;-??0.00&quot;);&quot;,&quot;;TEXT([.D11];&quot;_-??0.00;-??0.00&quot;);&quot;},&quot;)" office:value-type="string" office:string-value="{  11.81,-  0.11}," calcext:value-type="string">
            <text:p>{ <text:s/>11.81,- <text:s/>0.11},</text:p>
          </table:table-cell>
          <table:table-cell table:number-columns-repeated="2"/>
        </table:table-row>
        <table:table-row table:style-name="ro1">
          <table:table-cell office:value-type="float" office:value="-105.185438904091" calcext:value-type="float">
            <text:p>-105.1854389041</text:p>
          </table:table-cell>
          <table:table-cell office:value-type="float" office:value="40.0905562363427" calcext:value-type="float">
            <text:p>40.0905562363</text:p>
          </table:table-cell>
          <table:table-cell table:formula="of:=RADIANS([.A12]-[.$A$2])/COS(RADIANS([.$B$2]))*[.$G$2]" office:value-type="float" office:value="6.72179841501292" calcext:value-type="float">
            <text:p>6.721798415</text:p>
          </table:table-cell>
          <table:table-cell table:formula="of:=RADIANS([.B12]-[.$B$2])*[.$G$2]" office:value-type="float" office:value="-3.2757236113942" calcext:value-type="float">
            <text:p>-3.2757236114</text:p>
          </table:table-cell>
          <table:table-cell table:formula="of:=CONCATENATE(&quot;{&quot;;TEXT([.C12];&quot;_-??0.00;-??0.00&quot;);&quot;,&quot;;TEXT([.D12];&quot;_-??0.00;-??0.00&quot;);&quot;},&quot;)" office:value-type="string" office:string-value="{   6.72,-  3.28}," calcext:value-type="string">
            <text:p>{ <text:s text:c="2"/>6.72,- <text:s/>3.28}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7-14T12:37:15.682574219</meta:creation-date>
    <dc:date>2016-07-14T17:15:46.091241756</dc:date>
    <meta:editing-duration>PT4H12M23S</meta:editing-duration>
    <meta:editing-cycles>2</meta:editing-cycles>
    <meta:generator>LibreOffice/5.0.6.2$Linux_X86_64 LibreOffice_project/00m0$Build-2</meta:generator>
    <meta:document-statistic meta:table-count="1" meta:cell-count="61" meta:object-count="0"/>
  </office:meta>
</office:document-meta>
</file>